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Inter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7451eb" style:font-name="Inter" fo:font-size="12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271a38" style:font-name="Inter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-Material design : <text:a xlink:type="simple" xlink:href="https://material.io/design" text:style-name="Internet_20_link" text:visited-style-name="Visited_20_Internet_20_Link">https://material.io/design</text:a></text:p>
      <text:p text:style-name="Standard"/>
      <text:p text:style-name="Standard">-Outil web permettant de sélectionner les couleurs de l'app : <text:a xlink:type="simple" xlink:href="https://material.io/design/color/the-color-system.html" text:style-name="Internet_20_link" text:visited-style-name="Visited_20_Internet_20_Link">https://material.io/design/color/the-color-system.html</text:a></text:p>
      <text:p text:style-name="Standard"/>
      <text:p text:style-name="Standard">-<text:a xlink:type="simple" xlink:href="https://material.io/icons/" text:style-name="Internet_20_link" text:visited-style-name="Visited_20_Internet_20_Link"><text:span text:style-name="T1">Un moteur de recherche d’icônes</text:span></text:a><text:span text:style-name="T2">, pour télécharger des icônes sous différents formats </text:span> : https://fonts.google.com/icons?selected=Material+Ic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Inter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41S</meta:editing-duration>
    <meta:editing-cycles>3</meta:editing-cycles>
    <meta:generator>OpenOffice/4.1.11$Win32 OpenOffice.org_project/4111m1$Build-9808</meta:generator>
    <dc:date>2022-10-18T15:24:38.96</dc:date>
    <meta:document-statistic meta:table-count="0" meta:image-count="0" meta:object-count="0" meta:page-count="1" meta:paragraph-count="3" meta:word-count="29" meta:character-count="304"/>
    <meta:user-defined meta:name="Info 1"/>
    <meta:user-defined meta:name="Info 2"/>
    <meta:user-defined meta:name="Info 3"/>
    <meta:user-defined meta:name="Info 4"/>
  </office:meta>
</office:document-meta>
</file>